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D000002F8D2F0CDEF.png" manifest:media-type="image/png"/>
  <manifest:file-entry manifest:full-path="Pictures/10000000000007800000043876B8E243.png" manifest:media-type="image/png"/>
  <manifest:file-entry manifest:full-path="Pictures/10000000000002C6000001D0F737D1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.431cm"/>
    </style:style>
    <style:style style:name="gr4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8cm, 3.248cm, 3.403cm, 24.02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cm" fo:min-width="0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cm" fo:min-width="1.16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83cm" svg:height="10.118cm" svg:x="4.404cm" svg:y="2.455cm">
          <draw:image xlink:href="Pictures/10000000000002C6000001D0F737D1DE.png" xlink:type="simple" xlink:show="embed" xlink:actuate="onLoad">
            <text:p/>
          </draw:image>
        </draw:frame>
        <draw:custom-shape draw:style-name="gr2" draw:text-style-name="P1" draw:layer="layout" svg:width="1.854cm" svg:height="0.666cm" svg:x="7.022cm" svg:y="3.62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931cm" svg:height="1.049cm" svg:x="8.709cm" svg:y="3.957cm">
          <draw:text-box>
            <text:p>1</text:p>
          </draw:text-box>
        </draw:frame>
        <draw:custom-shape draw:style-name="gr2" draw:text-style-name="P1" draw:layer="layout" svg:width="1.854cm" svg:height="1.308cm" svg:x="5.385cm" svg:y="7.11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931cm" svg:height="1.049cm" svg:x="6.475cm" svg:y="8.36cm">
          <draw:text-box>
            <text:p>2</text:p>
          </draw:text-box>
        </draw:frame>
        <draw:custom-shape draw:style-name="gr4" draw:text-style-name="P1" draw:layer="layout" svg:width="6.705cm" svg:height="5.67cm" draw:transform="skewX (-4.89786634074344E-017) rotate (1.79437300397537) translate (1.487cm 15.535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1" draw:layer="layout" svg:width="15.503cm" svg:height="13.566cm" svg:x="4.497cm" svg:y="12.572cm">
          <draw:image xlink:href="Pictures/10000000000007800000043876B8E243.png" xlink:type="simple" xlink:show="embed" xlink:actuate="onLoad">
            <text:p/>
          </draw:image>
        </draw:frame>
        <draw:frame draw:style-name="gr6" draw:layer="layout" svg:width="0.93cm" svg:height="1.05cm" svg:x="11.82cm" svg:y="16.28cm">
          <draw:text-box>
            <text:p>3</text:p>
          </draw:text-box>
        </draw:frame>
      </draw:page>
      <draw:page draw:name="page2" draw:style-name="dp1" draw:master-page-name="Default">
        <draw:frame draw:style-name="gr1" draw:text-style-name="P1" draw:layer="layout" svg:width="19cm" svg:height="16.463cm" svg:x="1cm" svg:y="9.561cm">
          <draw:image xlink:href="Pictures/100000000000036D000002F8D2F0CDEF.png" xlink:type="simple" xlink:show="embed" xlink:actuate="onLoad">
            <text:p/>
          </draw:image>
        </draw:frame>
        <draw:custom-shape draw:style-name="gr4" draw:text-style-name="P1" draw:layer="layout" svg:width="8.735cm" svg:height="7.389cm" draw:transform="skewX (0.000174532925199376) rotate (-0.7079055446089) translate (11.364cm 0.2cm)">
          <text:p/>
          <draw:enhanced-geometry svg:viewBox="0 0 21600 21600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layer="layout" svg:width="1.667cm" svg:height="1.88cm" svg:x="8.553cm" svg:y="18.794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3:27:44.177000000</meta:creation-date>
    <meta:editing-duration>P0D</meta:editing-duration>
    <meta:editing-cycles>2</meta:editing-cycles>
    <meta:generator>LibreOffice/4.2.5.2$Windows_x86 LibreOffice_project/61cb170a04bb1f12e77c884eab9192be736ec5f5</meta:generator>
    <dc:date>2015-03-19T13:30:39.049000000</dc:date>
    <meta:document-statistic meta:object-count="11"/>
  </office:meta>
</office:document-meta>
</file>